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314" officeooo:paragraph-rsid="000ad314"/>
    </style:style>
    <style:style style:name="P2" style:family="paragraph" style:parent-style-name="Standard">
      <style:paragraph-properties fo:text-align="end" style:justify-single-word="false"/>
      <style:text-properties officeooo:rsid="000ad314" officeooo:paragraph-rsid="000ad314"/>
    </style:style>
    <style:style style:name="P3" style:family="paragraph" style:parent-style-name="Standard" style:list-style-name="L2">
      <style:text-properties officeooo:rsid="000ad314" officeooo:paragraph-rsid="000ad314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d314" officeooo:paragraph-rsid="000ad31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sna Iršič</text:p>
      <text:p text:style-name="P1">Goce Delčeva 21</text:p>
      <text:p text:style-name="P1">1000 Ljubljana</text:p>
      <text:p text:style-name="P1"/>
      <text:p text:style-name="P2">11. februar 2019</text:p>
      <text:p text:style-name="P1"/>
      <text:p text:style-name="P1">Fakulteta za matematiko in fiziko</text:p>
      <text:p text:style-name="P1">Jadranska 19</text:p>
      <text:p text:style-name="P1">1000 Ljubljana</text:p>
      <text:p text:style-name="P1"/>
      <text:p text:style-name="P1"/>
      <text:p text:style-name="P1"/>
      <text:p text:style-name="P1"/>
      <text:p text:style-name="P1"/>
      <text:p text:style-name="P1"/>
      <text:p text:style-name="P4">Vloga za odobritev teme doktorske disertacije</text:p>
      <text:p text:style-name="P1"/>
      <text:p text:style-name="P1"/>
      <text:p text:style-name="P1">Spoštovani,</text:p>
      <text:p text:style-name="P1"/>
      <text:p text:style-name="P1">podpisana Vesna Iršič, rojena 31. 12. 1993 v Ljubljani, študentka Doktorskega študijskega programa Matematika na Fakulteti za matematiko in fiziko Univerze v Ljubljani in mlada raziskovalka na Inštitutu za matematiko, fiziko in mehaniko v Ljubljani, prosim za odobritev teme doktorske disertacije z naslovom Dominacijske igre (Domination games), ki jo bom izdelala pod mentorstvom prof. dr. Sandija Klavžarja.</text:p>
      <text:p text:style-name="P1"/>
      <text:p text:style-name="P1">V upanju na ugodno razrešitev prošnje vas lepo pozdravljam.</text:p>
      <text:p text:style-name="P1"/>
      <text:p text:style-name="P1"/>
      <text:p text:style-name="P1"/>
      <text:p text:style-name="P2">Vesna Iršič <text:s text:c="2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iloge:</text:p>
      <text:list xml:id="list6948966670827514969" text:style-name="L2">
        <text:list-item>
          <text:p text:style-name="P3">izjava mentorja, da s predlogom teme soglaša, ter seznam z njegovimi referencami s širšega področja teme doktorske disertacije,</text:p>
        </text:list-item>
        <text:list-item>
          <text:p text:style-name="P3">življenjepis,</text:p>
        </text:list-item>
        <text:list-item>
          <text:p text:style-name="P3">bibliografija doktoranda,</text:p>
        </text:list-item>
        <text:list-item>
          <text:p text:style-name="P3">dispozicija doktorske disertacij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1:53:43.141404678</meta:creation-date>
    <dc:date>2019-02-13T11:57:14.874287449</dc:date>
    <meta:editing-duration>PT3M3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23" meta:character-count="887" meta:non-whitespace-character-count="759"/>
  </office:meta>
</office:document-meta>
</file>